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e073"/>
    </style:style>
    <style:style style:name="T1" style:family="text">
      <style:text-properties fo:color="#2a6099" loext:opacity="100%" officeooo:rsid="00025fe5"/>
    </style:style>
    <style:style style:name="T2" style:family="text">
      <style:text-properties fo:color="#2a6099" loext:opacity="100%" fo:font-size="10pt" officeooo:rsid="00025fe5" style:font-size-asian="10pt" style:font-size-complex="10pt"/>
    </style:style>
    <style:style style:name="T3" style:family="text">
      <style:text-properties fo:color="#2a6099" loext:opacity="100%" fo:font-size="10pt" officeooo:rsid="0003e073" style:font-size-asian="10pt" style:font-size-complex="10pt"/>
    </style:style>
    <style:style style:name="T4" style:family="text">
      <style:text-properties fo:color="#2a6099" loext:opacity="100%" officeooo:rsid="0003e073"/>
    </style:style>
    <style:style style:name="T5" style:family="text">
      <style:text-properties fo:font-size="10pt" officeooo:rsid="0003e073" style:font-size-asian="10pt" style:font-size-complex="10pt"/>
    </style:style>
    <style:style style:name="T6" style:family="text">
      <style:text-properties officeooo:rsid="0003e0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ersion: '3.8' <text:span text:style-name="T1">versión do docker compose</text:span></text:p>
      <text:p text:style-name="Standard"/>
      <text:p text:style-name="Standard">services: <text:span text:style-name="T1">servicios (contenedores) que se van a utilizar</text:span></text:p>
      <text:p text:style-name="Standard"><text:s text:c="2"/>web: <text:span text:style-name="T1">contenedor web</text:span></text:p>
      <text:p text:style-name="Standard"><text:s text:c="4"/>build: . <text:span text:style-name="T1">Ruta ó dockerfile co que se vai crear este contenedor</text:span></text:p>
      <text:p text:style-name="Standard"><text:s text:c="4"/>ports: <text:span text:style-name="T1">portos que vai utilizar o contenedor</text:span></text:p>
      <text:p text:style-name="Standard"><text:s text:c="6"/>- "8080:80"</text:p>
      <text:p text:style-name="Standard"><text:s text:c="4"/>volumes: <text:span text:style-name="T2">volumes do contenedor, neste caso significa que o contenedor terá a información da carpeta ./src da máquina local no directorio /var/www/html do contenedor</text:span></text:p>
      <text:p text:style-name="Standard"><text:s text:c="6"/>- ./src:/var/www/html</text:p>
      <text:p text:style-name="Standard"><text:s text:c="4"/>depends_on: <text:span text:style-name="T2">contenedores dos que depende, neste caso crearase o db antes do web xa que web depende del</text:span></text:p>
      <text:p text:style-name="Standard"><text:s text:c="6"/>- db</text:p>
      <text:p text:style-name="Standard"/>
      <text:p text:style-name="Standard"><text:s text:c="2"/>db: <text:span text:style-name="T1">contenedor db</text:span></text:p>
      <text:p text:style-name="Standard"><text:s text:c="4"/>image: mysql:8.0 <text:span text:style-name="T1">imaxe e versión que se usará para crear o contenedor</text:span></text:p>
      <text:p text:style-name="Standard"><text:s text:c="4"/>restart: always <text:span text:style-name="T4">opción para que docker volva a crear o contenedor se se fai algún cambio a este</text:span></text:p>
      <text:p text:style-name="Standard"><text:s text:c="4"/>ports: <text:span text:style-name="T4">portos que vai utilizar</text:span></text:p>
      <text:p text:style-name="Standard"><text:s text:c="6"/>- "3306:3306" <text:s/># Opcional: solo si quieres acceder desde tu host</text:p>
      <text:p text:style-name="Standard"><text:s text:c="4"/>environment: <text:span text:style-name="T4">axustes por defecto do contenedor que se aplican ó comenzalo</text:span></text:p>
      <text:p text:style-name="Standard"><text:s text:c="6"/>MYSQL_ROOT_PASSWORD: rootpass</text:p>
      <text:p text:style-name="Standard"><text:s text:c="6"/>MYSQL_DATABASE: mydb</text:p>
      <text:p text:style-name="Standard"><text:s text:c="6"/>MYSQL_USER: user</text:p>
      <text:p text:style-name="Standard"><text:s text:c="6"/>MYSQL_PASSWORD: userpass</text:p>
      <text:p text:style-name="P1"><text:s text:c="4"/>volumes: <text:span text:style-name="T2">volumes do contenedor, neste caso significa que o contenedor terá a información da carpeta </text:span><text:span text:style-name="T3">db_data</text:span><text:span text:style-name="T2"> da máquina local no directorio /var/</text:span><text:span text:style-name="T3">lib</text:span><text:span text:style-name="T2">/</text:span><text:span text:style-name="T3">mysql</text:span><text:span text:style-name="T2"> do contenedor</text:span></text:p>
      <text:p text:style-name="Standard"><text:s text:c="6"/>- db_data:/var/lib/mysql</text:p>
      <text:p text:style-name="Standard"/>
      <text:p text:style-name="Standard"><text:s text:c="2"/>phpmyadmin: <text:span text:style-name="T6">contenefor phpmyadmin</text:span></text:p>
      <text:p text:style-name="Standard"><text:s text:c="4"/>image: phpmyadmin/phpmyadmin <text:span text:style-name="T6">imaxe do contenedor</text:span></text:p>
      <text:p text:style-name="P1"><text:s text:c="4"/>restart: always <text:span text:style-name="T4">opción para que docker volva a crear o contenedor se se fai algún cambio a este</text:span></text:p>
      <text:p text:style-name="P1"><text:s text:c="4"/>ports: <text:span text:style-name="T4">portos que vai utilizar</text:span></text:p>
      <text:p text:style-name="Standard"><text:s text:c="6"/>- "8081:80" <text:s/># &lt;-- Puedes cambiar este puerto si ya lo usas</text:p>
      <text:p text:style-name="P1"><text:s text:c="4"/>environment: <text:span text:style-name="T4">axustes por defecto do contenedor que se aplican ó comenzalo</text:span></text:p>
      <text:p text:style-name="Standard"><text:s text:c="6"/>PMA_HOST: db</text:p>
      <text:p text:style-name="Standard"><text:s text:c="6"/>MYSQL_ROOT_PASSWORD: rootpass</text:p>
      <text:p text:style-name="P1"><text:s text:c="4"/>depends_on: <text:span text:style-name="T3">co</text:span><text:span text:style-name="T2">ntenedores dos que depende, neste caso crearase o db antes do </text:span><text:span text:style-name="T3">phpmyadmin</text:span><text:span text:style-name="T2"> xa que depende del</text:span></text:p>
      <text:p text:style-name="Standard"><text:s text:c="6"/>- db</text:p>
      <text:p text:style-name="Standard"/>
      <text:p text:style-name="Standard">volumes: <text:span text:style-name="T4">especifica que volúmenes se van empregar?</text:span></text:p>
      <text:p text:style-name="Standard"><text:s text:c="2"/>db_data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2:40:19.128394383</meta:creation-date>
    <dc:date>2025-09-19T12:56:20.723311033</dc:date>
    <meta:editing-duration>PT5M50S</meta:editing-duration>
    <meta:editing-cycles>1</meta:editing-cycles>
    <meta:document-statistic meta:table-count="0" meta:image-count="0" meta:object-count="0" meta:page-count="1" meta:paragraph-count="34" meta:word-count="263" meta:character-count="1838" meta:non-whitespace-character-count="1465"/>
    <meta:generator>LibreOffice/24.2.7.2$Linux_X86_64 LibreOffice_project/420$Build-2</meta:generator>
  </office:meta>
</office:document-meta>
</file>